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Segoe UI" svg:font-family="'Segoe U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2" style:family="table-row">
      <style:table-row-properties style:min-row-height="0.593cm" style:keep-together="true" fo:keep-together="auto"/>
    </style:style>
    <style:style style:name="Tabla1.A2"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7" style:family="paragraph" style:parent-style-name="Text_20_body">
      <style:text-properties fo:language="es" fo:country="CO" style:language-complex="ar" style:country-complex="SA"/>
    </style:style>
    <style:style style:name="P8" style:family="paragraph" style:parent-style-name="Text_20_body">
      <style:text-properties fo:color="#000000" fo:language="es" fo:country="CO" style:language-complex="ar" style:country-complex="SA"/>
    </style:style>
    <style:style style:name="P9" style:family="paragraph" style:parent-style-name="Title">
      <style:paragraph-properties fo:text-align="end" style:justify-single-word="false"/>
      <style:text-properties fo:language="es" fo:country="CO" style:language-complex="ar" style:country-complex="SA"/>
    </style:style>
    <style:style style:name="P10" style:family="paragraph" style:parent-style-name="Title">
      <style:paragraph-properties fo:break-before="page"/>
      <style:text-properties fo:language="es" fo:country="CO" style:language-complex="ar" style:country-complex="SA"/>
    </style:style>
    <style:style style:name="P1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3" style:family="paragraph" style:parent-style-name="Tabletext">
      <style:paragraph-properties style:snap-to-layout-grid="false"/>
      <style:text-properties fo:language="es" fo:country="CO" style:language-complex="ar" style:country-complex="SA"/>
    </style:style>
    <style:style style:name="P1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15" style:family="paragraph" style:parent-style-name="InfoBlue">
      <style:text-properties fo:language="es" fo:country="CO" style:language-complex="ar" style:country-complex="SA"/>
    </style:style>
    <style:style style:name="P16" style:family="paragraph" style:parent-style-name="InfoBlue">
      <style:text-properties fo:color="#000000" fo:language="es" fo:country="CO" style:language-complex="ar" style:country-complex="SA"/>
    </style:style>
    <style:style style:name="P17"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18" style:family="paragraph" style:parent-style-name="Title">
      <style:paragraph-properties fo:text-align="end" style:justify-single-word="false"/>
      <style:text-properties fo:font-size="14pt" fo:language="es" fo:country="CO" style:font-size-asian="14pt" style:language-complex="ar" style:country-complex="SA"/>
    </style:style>
    <style:style style:name="P19" style:family="paragraph" style:parent-style-name="Title" style:master-page-name="Convertir_20_1">
      <style:paragraph-properties style:page-number="auto"/>
      <style:text-properties fo:language="es" fo:country="CO" style:language-complex="ar" style:country-complex="SA"/>
    </style:style>
    <style:style style:name="P20" style:family="paragraph" style:parent-style-name="Heading_20_2">
      <style:text-properties fo:language="es" fo:country="CO" style:language-complex="ar" style:country-complex="SA"/>
    </style:style>
    <style:style style:name="P21" style:family="paragraph" style:parent-style-name="Heading_20_1">
      <style:text-properties fo:language="es" fo:country="CO" style:language-complex="ar" style:country-complex="SA"/>
    </style:style>
    <style:style style:name="P22" style:family="paragraph" style:parent-style-name="InfoBlue">
      <style:text-properties fo:language="es" fo:country="CO" fo:font-weight="bold" style:font-weight-asian="bold" style:language-complex="ar" style:country-complex="SA" style:font-weight-complex="bold"/>
    </style:style>
    <style:style style:name="P23" style:family="paragraph" style:parent-style-name="Standard">
      <style:text-properties fo:language="es" fo:country="CO" style:language-complex="ar" style:country-complex="SA"/>
    </style:style>
    <style:style style:name="P24" style:family="paragraph" style:parent-style-name="Standard">
      <style:paragraph-properties style:snap-to-layout-grid="false"/>
      <style:text-properties fo:language="es" fo:country="CO" style:language-complex="ar" style:country-complex="SA"/>
    </style:style>
    <style:style style:name="P25" style:family="paragraph" style:parent-style-name="Standard">
      <style:paragraph-properties fo:margin-left="1.318cm" fo:margin-right="0cm" fo:text-indent="0cm" style:auto-text-indent="false"/>
      <style:text-properties fo:language="es" fo:country="CO" style:language-complex="ar" style:country-complex="SA"/>
    </style:style>
    <style:style style:name="P26" style:family="paragraph" style:parent-style-name="Standard">
      <style:paragraph-properties fo:margin-left="1.342cm" fo:margin-right="0cm" fo:text-indent="0cm" style:auto-text-indent="false"/>
      <style:text-properties fo:language="es" fo:country="CO" style:language-complex="ar" style:country-complex="SA"/>
    </style:style>
    <style:style style:name="P27" style:family="paragraph" style:parent-style-name="Standard">
      <style:paragraph-properties fo:margin-left="1.365cm" fo:margin-right="0cm" fo:text-indent="0cm" style:auto-text-indent="false"/>
      <style:text-properties fo:language="es" fo:country="CO" style:language-complex="ar" style:country-complex="SA"/>
    </style:style>
    <style:style style:name="P28" style:family="paragraph" style:parent-style-name="Standard">
      <style:paragraph-properties fo:margin-left="1.39cm" fo:margin-right="0cm" fo:text-indent="0cm" style:auto-text-indent="false"/>
      <style:text-properties fo:language="es" fo:country="CO" style:language-complex="ar" style:country-complex="SA"/>
    </style:style>
    <style:style style:name="P29" style:family="paragraph" style:parent-style-name="Standard">
      <style:paragraph-properties fo:margin-left="1.295cm" fo:margin-right="0cm" fo:text-indent="0cm" style:auto-text-indent="false"/>
      <style:text-properties fo:language="es" fo:country="CO" style:language-complex="ar" style:country-complex="SA"/>
    </style:style>
    <style:style style:name="P30" style:family="paragraph" style:parent-style-name="Standard">
      <style:paragraph-properties fo:margin-left="1.27cm" fo:margin-right="0cm" fo:text-indent="0cm" style:auto-text-indent="false"/>
      <style:text-properties fo:language="es" fo:country="CO" style:language-complex="ar" style:country-complex="SA"/>
    </style:style>
    <style:style style:name="P31"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32" style:family="paragraph" style:parent-style-name="Text_20_body">
      <style:text-properties fo:color="#000000" fo:language="es" fo:country="CO" style:language-complex="ar" style:country-complex="SA"/>
    </style:style>
    <style:style style:name="P33" style:family="paragraph" style:parent-style-name="Text_20_body" style:list-style-name="L1">
      <style:text-properties fo:color="#000000" fo:language="es" fo:country="CO" style:language-complex="ar" style:country-complex="SA"/>
    </style:style>
    <style:style style:name="P3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erramienta CASE para transformación de modelos de líneas de producción mediante MDA</text:p>
      <text:p text:style-name="P9">Especificación de Requerimientos No Funcionales</text:p>
      <text:p text:style-name="P9"/>
      <text:p text:style-name="P18">Versión 1.0</text:p>
      <text:p text:style-name="P2"/>
      <text:p text:style-name="P15"/>
      <text:p text:style-name="P2"/>
      <text:p text:style-name="P2"/>
      <text:p text:style-name="P2"/>
      <text:p text:style-name="P2"/>
      <text:p text:style-name="P19">Histórico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Descripción</text:p>
          </table:table-cell>
          <table:table-cell table:style-name="Tabla1.D1" office:value-type="string">
            <text:p text:style-name="P14">Autor</text:p>
          </table:table-cell>
        </table:table-row>
        <table:table-row table:style-name="Tabla1.2">
          <table:table-cell table:style-name="Tabla1.A2" office:value-type="date" office:date-value="2009-09-15">
            <text:p text:style-name="P13">15/09/2009</text:p>
          </table:table-cell>
          <table:table-cell table:style-name="Tabla1.B2" office:value-type="float" office:value="36526">
            <text:p text:style-name="P13">1.0</text:p>
          </table:table-cell>
          <table:table-cell table:style-name="Tabla1.A1" office:value-type="string">
            <text:p text:style-name="P13">Primera version de la especificaion de requerimientos no funcionales</text:p>
          </table:table-cell>
          <table:table-cell table:style-name="Tabla1.D1" office:value-type="string">
            <text:p text:style-name="P13">Jorge Ivan Ramirez</text:p>
          </table:table-cell>
        </table:table-row>
        <table:table-row table:style-name="Tabla1.1">
          <table:table-cell table:style-name="Tabla1.A2">
            <text:p text:style-name="P13"/>
          </table:table-cell>
          <table:table-cell table:style-name="Tabla1.B2">
            <text:p text:style-name="P13"/>
          </table:table-cell>
          <table:table-cell table:style-name="Tabla1.A1" office:value-type="string">
            <text:p text:style-name="P13"/>
          </table:table-cell>
          <table:table-cell table:style-name="Tabla1.D1" office:value-type="string">
            <text:p text:style-name="P13"/>
          </table:table-cell>
        </table:table-row>
        <table:table-row table:style-name="Tabla1.1">
          <table:table-cell table:style-name="Tabla1.A2">
            <text:p text:style-name="P13"/>
          </table:table-cell>
          <table:table-cell table:style-name="Tabla1.B2">
            <text:p text:style-name="P13"/>
          </table:table-cell>
          <table:table-cell table:style-name="Tabla1.A1" office:value-type="string">
            <text:p text:style-name="P13"/>
          </table:table-cell>
          <table:table-cell table:style-name="Tabla1.D1" office:value-type="string">
            <text:p text:style-name="P13"/>
          </table:table-cell>
        </table:table-row>
        <table:table-row table:style-name="Tabla1.1">
          <table:table-cell table:style-name="Tabla1.A2">
            <text:p text:style-name="P13"/>
          </table:table-cell>
          <table:table-cell table:style-name="Tabla1.B2">
            <text:p text:style-name="P13"/>
          </table:table-cell>
          <table:table-cell table:style-name="Tabla1.A1" office:value-type="string">
            <text:p text:style-name="P13"/>
          </table:table-cell>
          <table:table-cell table:style-name="Tabla1.D1" office:value-type="string">
            <text:p text:style-name="P13"/>
          </table:table-cell>
        </table:table-row>
      </table:table>
      <text:p text:style-name="P2"/>
      <text:p text:style-name="P1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1. Introducción<text:tab/>4</text:p>
          <text:p text:style-name="P6">1.1 Propósito<text:tab/>4</text:p>
          <text:p text:style-name="P6">1.2 Alcance<text:tab/>4</text:p>
          <text:p text:style-name="P6">1.3 Definiciones, Acronimos, y Abreviaciones<text:tab/>4</text:p>
          <text:p text:style-name="P6">1.4 Referencias<text:tab/>4</text:p>
          <text:p text:style-name="P6">1.5 Descripción General<text:tab/>4</text:p>
          <text:p text:style-name="P12">2. Funcionalidad<text:tab/>4</text:p>
          <text:p text:style-name="P6">2.1 &lt;Requerimiento Funcional Uno&gt;<text:tab/>5</text:p>
          <text:p text:style-name="P12">3. Usabilidad<text:tab/>5</text:p>
          <text:p text:style-name="P6">3.1 &lt;Usabilidad Requerimiento Uno&gt;<text:tab/>5</text:p>
          <text:p text:style-name="P12">4. Confiabilidad <text:tab/>5</text:p>
          <text:p text:style-name="P6">4.1 &lt;Confiabilidad Requerimiento Uno&gt;<text:tab/>5</text:p>
          <text:p text:style-name="P12">5. Desempeño<text:tab/>5</text:p>
          <text:p text:style-name="P6">5.1 &lt;Desempeño Requerimiento Uno&gt;<text:tab/>6</text:p>
          <text:p text:style-name="P12">6. Mantenibilidad<text:tab/>6</text:p>
          <text:p text:style-name="P6">6.1 &lt;Mantenibilidad Requerimiento Uno&gt;<text:tab/>6</text:p>
          <text:p text:style-name="P12">7. Restricciones de Diseño<text:tab/>6</text:p>
          <text:p text:style-name="P6">7.1 &lt;Restricción de Diseño Requerimiento Uno&gt;<text:tab/>6</text:p>
          <text:p text:style-name="P12">8. Requerimientos de Documentación en Línea y Sistema de Ayuda<text:tab/>6</text:p>
          <text:p text:style-name="P12">9. Componentes Adquiridos<text:tab/>6</text:p>
          <text:p text:style-name="P12">10. Interfaces<text:tab/>6</text:p>
          <text:p text:style-name="P6">10.1 Interfaces de Usuario<text:tab/>6</text:p>
          <text:p text:style-name="P6">10.2 Interfaces de Hardware<text:tab/>6</text:p>
          <text:p text:style-name="P6">10.3 Interfaces de Software<text:tab/>6</text:p>
          <text:p text:style-name="P6">10.4 Interfaces de Comunicaciòn<text:tab/>6</text:p>
          <text:p text:style-name="P12">11. Requerimientos de Licenciamiento<text:tab/>7</text:p>
          <text:p text:style-name="P12">12. Notificaciones Legales, Derechos de Autor, <text:s/>y Otras<text:tab/>7</text:p>
          <text:p text:style-name="P12">13. Estándares Aplicables<text:tab/>7</text:p>
        </text:index-body>
      </text:table-of-content>
      <text:p text:style-name="P11"><text:title>Supplementary Specification</text:title> </text:p>
      <text:list xml:id="list1681536192" text:style-name="Outline">
        <text:list-item>
          <text:h text:style-name="P21" text:outline-level="1">Introducción</text:h>
        </text:list-item>
      </text:list>
      <text:p text:style-name="P15"/>
      <text:list xml:id="list25447484" text:continue-numbering="true" text:style-name="Outline">
        <text:list-item>
          <text:list>
            <text:list-item>
              <text:h text:style-name="P20" text:outline-level="2">Propósito</text:h>
            </text:list-item>
          </text:list>
        </text:list-item>
      </text:list>
      <text:p text:style-name="P15"/>
      <text:p text:style-name="P7">El propósito de este documento es establecer la forma en que se manejaran los requerimientos no funcionales dentro del proyecto, para poder llevar un control de ellos para una buena implementación.</text:p>
      <text:list xml:id="list965886647" text:continue-numbering="true" text:style-name="Outline">
        <text:list-item>
          <text:list>
            <text:list-item>
              <text:h text:style-name="P20" text:outline-level="2">Alcance</text:h>
            </text:list-item>
          </text:list>
        </text:list-item>
      </text:list>
      <text:p text:style-name="P15"/>
      <text:p text:style-name="P7">El alcance de este documento es mencionar los requerimientos funcionales que se tienen hasta la fecha, describiendo como funcionaran dentro de la aplicación.</text:p>
      <text:list xml:id="list326093763" text:continue-numbering="true" text:style-name="Outline">
        <text:list-item>
          <text:list>
            <text:list-item>
              <text:h text:style-name="P20" text:outline-level="2">Definiciones, Acrónimos, y Abreviaciones</text:h>
            </text:list-item>
          </text:list>
        </text:list-item>
      </text:list>
      <text:p text:style-name="P15"/>
      <text:p text:style-name="P7">Las definiciones, acrónimos y abreviaturas se encuentran en el documento de glosario, diríjase a la carpeta de requerimientos de la documentación RUP del proyecto.</text:p>
      <text:list xml:id="list999262240" text:continue-numbering="true" text:style-name="Outline">
        <text:list-item>
          <text:list>
            <text:list-item>
              <text:h text:style-name="P20" text:outline-level="2">Referencias</text:h>
            </text:list-item>
          </text:list>
        </text:list-item>
      </text:list>
      <text:p text:style-name="P22"/>
      <text:list xml:id="list67531654" text:continue-numbering="true" text:style-name="Outline">
        <text:list-item>
          <text:list>
            <text:list-item>
              <text:h text:style-name="P20" text:outline-level="2">Descripción General</text:h>
            </text:list-item>
          </text:list>
        </text:list-item>
      </text:list>
      <text:p text:style-name="P15"/>
      <text:p text:style-name="P7">Dentro del documento de especificación de requerimientos no funcionales se encontraran los requerimiento no funcionales del proyecto y de explicara como funcionaran dentro del sistema, para ello cada requerimiento sera descrito en los campos de funcionalidad, usabilidad,, confiabilidad, desempeño y mantenibilidad entre otros.</text:p>
      <text:list xml:id="list938609163" text:continue-numbering="true" text:style-name="Outline">
        <text:list-item>
          <text:h text:style-name="P21" text:outline-level="1">Funcionalidad</text:h>
        </text:list-item>
      </text:list>
      <text:p text:style-name="P15"/>
      <text:list xml:id="list1721557670" text:continue-numbering="true" text:style-name="Outline">
        <text:list-item>
          <text:list>
            <text:list-item>
              <text:h text:style-name="P20" text:outline-level="2">Control de versión del los proyectos realizados con la herramienta</text:h>
            </text:list-item>
          </text:list>
        </text:list-item>
      </text:list>
      <text:p text:style-name="P25"/>
      <text:p text:style-name="P25">Este requerimiento se trata de guardar cada uno de los cambios realizados por el usuario en forma de versiones, por medio de un controlador de versiones para que tenga un registro de cada uno de los cambio que realizo.</text:p>
      <text:p text:style-name="P25"/>
      <text:list xml:id="list1804506608" text:continue-numbering="true" text:style-name="Outline">
        <text:list-item>
          <text:list>
            <text:list-item>
              <text:h text:style-name="P20" text:outline-level="2">Se puede trasladar la aplicación a cualquier sistema operativo</text:h>
            </text:list-item>
          </text:list>
        </text:list-item>
      </text:list>
      <text:p text:style-name="P2"/>
      <text:p text:style-name="P25"><text:soft-page-break/>Este requerimiento es muy útil al momento de trabajar con varios sistemas operativos, ya que garantiza que la herramienta funcionara de cualquier modo.</text:p>
      <text:list xml:id="list499921391" text:continue-numbering="true" text:style-name="Outline">
        <text:list-item>
          <text:list>
            <text:list-item>
              <text:h text:style-name="P20" text:outline-level="2">Debe existir Documentación dentro de la aplicación.</text:h>
            </text:list-item>
          </text:list>
        </text:list-item>
      </text:list>
      <text:p text:style-name="P2"/>
      <text:p text:style-name="P26">Este requerimiento comprende las ayudas proporcionadas dentro de la misma herramienta para que el usuario conozca las funcionalidades.</text:p>
      <text:list xml:id="list1602149287" text:continue-numbering="true" text:style-name="Outline">
        <text:list-item>
          <text:list>
            <text:list-item>
              <text:h text:style-name="P20" text:outline-level="2">La interfaz gráfica debe ser intuitiva para el usuario.</text:h>
            </text:list-item>
          </text:list>
        </text:list-item>
      </text:list>
      <text:p text:style-name="P26"/>
      <text:p text:style-name="P26">La funcionalidad de este requerimiento radica en que la interfaz de usuario, sea fácil de usar y de aprender para el usuario final.</text:p>
      <text:list xml:id="list1117490121" text:continue-numbering="true" text:style-name="Outline">
        <text:list-item>
          <text:list>
            <text:list-item>
              <text:h text:style-name="P20" text:outline-level="2">La instalación de la aplicación debe ser sencilla </text:h>
            </text:list-item>
          </text:list>
        </text:list-item>
      </text:list>
      <text:p text:style-name="P2"/>
      <text:p text:style-name="P27">La aplicación al momento de instalación <text:s/>no debe ser fácil para el usuario y debe guiarlo para que de la mejor manera posible, configure el equipo para que tenga todas las garantías de funcionamiento.</text:p>
      <text:p text:style-name="P26"/>
      <text:p text:style-name="P2"/>
      <text:p text:style-name="P15"/>
      <text:list xml:id="list2059854724" text:continue-numbering="true" text:style-name="Outline">
        <text:list-item>
          <text:h text:style-name="P21" text:outline-level="1">Usabilidad</text:h>
        </text:list-item>
      </text:list>
      <text:p text:style-name="P15"/>
      <text:list xml:id="list882128481" text:continue-numbering="true" text:style-name="Outline">
        <text:list-item>
          <text:list>
            <text:list-item>
              <text:h text:style-name="P20" text:outline-level="2">Control de versión del los proyectos realizados con la herramienta</text:h>
            </text:list-item>
          </text:list>
        </text:list-item>
      </text:list>
      <text:p text:style-name="P26"/>
      <text:p text:style-name="P26">Este requerimiento sera muy útil para el usuario y su usabilidad sera permanente cada vez que guarde el diagrama en el que esta trabajando.</text:p>
      <text:list xml:id="list853023514" text:continue-numbering="true" text:style-name="Outline">
        <text:list-item>
          <text:list>
            <text:list-item>
              <text:h text:style-name="P20" text:outline-level="2">Se puede <text:s/>trasladar la aplicación a cualquier sistema operativo</text:h>
            </text:list-item>
          </text:list>
        </text:list-item>
      </text:list>
      <text:p text:style-name="P2"/>
      <text:p text:style-name="P26">La usabilidad de este requerimiento es muy alta, ya que no restringe al usuario a usar una sola plataforma.</text:p>
      <text:list xml:id="list1834985112" text:continue-numbering="true" text:style-name="Outline">
        <text:list-item>
          <text:list>
            <text:list-item>
              <text:h text:style-name="P20" text:outline-level="2">Debe existir Documentación dentro de la aplicación.</text:h>
            </text:list-item>
          </text:list>
        </text:list-item>
      </text:list>
      <text:p text:style-name="P2"/>
      <text:p text:style-name="P27">La usabilidad de este requerimiento es muy alta, ya que es por este medio que el usuario conocerá y aprenderá a usar las funciones de la herramienta.</text:p>
      <text:list xml:id="list1030833606" text:continue-numbering="true" text:style-name="Outline">
        <text:list-item>
          <text:list>
            <text:list-item>
              <text:h text:style-name="P20" text:outline-level="2">La interfaz gráfica debe ser intuitiva para el usuario.</text:h>
            </text:list-item>
          </text:list>
        </text:list-item>
      </text:list>
      <text:p text:style-name="P2"/>
      <text:p text:style-name="P26">La usabilidad de este requerimiento esta dada por la facilidad para el usuario de usar la aplicación, por lo tanto la usabilidad es muy alta.</text:p>
      <text:list xml:id="list413558645" text:continue-numbering="true" text:style-name="Outline">
        <text:list-item>
          <text:list>
            <text:list-item>
              <text:h text:style-name="P20" text:outline-level="2">La instalación de la aplicación debe ser sencilla </text:h>
            </text:list-item>
          </text:list>
        </text:list-item>
      </text:list>
      <text:p text:style-name="P2"/>
      <text:p text:style-name="P26">La usabilidad de este requerimiento solo se realizara una vez, en cada equipo donde se quiera usar.</text:p>
      <text:p text:style-name="P2"/>
      <text:p text:style-name="P15"><text:soft-page-break/></text:p>
      <text:list xml:id="list128088097" text:continue-numbering="true" text:style-name="Outline">
        <text:list-item>
          <text:h text:style-name="P21" text:outline-level="1">Confiabilidad </text:h>
        </text:list-item>
      </text:list>
      <text:p text:style-name="P15"/>
      <text:list xml:id="list1543291780" text:continue-numbering="true" text:style-name="Outline">
        <text:list-item>
          <text:list>
            <text:list-item>
              <text:h text:style-name="P20" text:outline-level="2">Control de versión del los proyectos realizados con la herramienta</text:h>
            </text:list-item>
          </text:list>
        </text:list-item>
      </text:list>
      <text:p text:style-name="P25"/>
      <text:p text:style-name="P25">La confiabilidad de este requerimiento esta dada por la herramienta de control de versiones que en este caso es Subversion, la cual <text:s/>es muy confiable y estable.</text:p>
      <text:list xml:id="list1046356485" text:continue-numbering="true" text:style-name="Outline">
        <text:list-item>
          <text:list>
            <text:list-item>
              <text:h text:style-name="P20" text:outline-level="2">Se puede trasladar la aplicación a cualquier sistema operativo</text:h>
            </text:list-item>
          </text:list>
        </text:list-item>
      </text:list>
      <text:p text:style-name="P27">La confiabilidad de este requerimiento es muy alta <text:s/>y esta dada por las herramientas multiplataforma con las que trabaja.</text:p>
      <text:list xml:id="list1486707602" text:continue-numbering="true" text:style-name="Outline">
        <text:list-item>
          <text:list>
            <text:list-item>
              <text:h text:style-name="P20" text:outline-level="2">Debe existir Documentación dentro de la aplicación.</text:h>
            </text:list-item>
          </text:list>
        </text:list-item>
      </text:list>
      <text:p text:style-name="P2"/>
      <text:p text:style-name="P26">La documentación sera muy minuciosa y explicara las funciones para usuarios sin conocimientos de computación</text:p>
      <text:list xml:id="list290712386" text:continue-numbering="true" text:style-name="Outline">
        <text:list-item>
          <text:list>
            <text:list-item>
              <text:h text:style-name="P20" text:outline-level="2">La interfaz gráfica debe ser intuitiva para el usuario.</text:h>
            </text:list-item>
          </text:list>
        </text:list-item>
      </text:list>
      <text:p text:style-name="P2"/>
      <text:p text:style-name="P26">La confiabilidad de este requerimiento debe ser muy alta, ya que determinara que el usuario use o no la aplicación.</text:p>
      <text:list xml:id="list1706184383" text:continue-numbering="true" text:style-name="Outline">
        <text:list-item>
          <text:list>
            <text:list-item>
              <text:h text:style-name="P20" text:outline-level="2">La instalación de la aplicación debe ser sencilla </text:h>
            </text:list-item>
          </text:list>
        </text:list-item>
      </text:list>
      <text:p text:style-name="P28"/>
      <text:p text:style-name="P28">La confiabilidad de este requerimiento debe ser muy alta, ya que del éxito de este depende que la aplicación funcione correctamente.</text:p>
      <text:p text:style-name="P15"/>
      <text:list xml:id="list298704960" text:continue-numbering="true" text:style-name="Outline">
        <text:list-item>
          <text:h text:style-name="P21" text:outline-level="1">Desempeño</text:h>
        </text:list-item>
      </text:list>
      <text:p text:style-name="P15"/>
      <text:list xml:id="list1595993165" text:continue-numbering="true" text:style-name="Outline">
        <text:list-item>
          <text:list>
            <text:list-item>
              <text:h text:style-name="P20" text:outline-level="2">Control de versión del los proyectos realizados con la herramienta</text:h>
            </text:list-item>
          </text:list>
        </text:list-item>
      </text:list>
      <text:p text:style-name="P2"/>
      <text:p text:style-name="P25">El desempeño de este requerimiento se podría decir que es de nivel medio, ya que no es muy rápido llevar el documento y que le den su versionamiento.</text:p>
      <text:list xml:id="list1878380309" text:continue-numbering="true" text:style-name="Outline">
        <text:list-item>
          <text:list>
            <text:list-item>
              <text:h text:style-name="P20" text:outline-level="2">Trasladar la aplicación a cualquier sistema operativo</text:h>
            </text:list-item>
          </text:list>
        </text:list-item>
      </text:list>
      <text:p text:style-name="P25"/>
      <text:p text:style-name="P25">Esta característica no aplica.</text:p>
      <text:list xml:id="list2038155814" text:continue-numbering="true" text:style-name="Outline">
        <text:list-item>
          <text:list>
            <text:list-item>
              <text:h text:style-name="P20" text:outline-level="2">Debe existir Documentación dentro de la aplicación.</text:h>
            </text:list-item>
          </text:list>
        </text:list-item>
      </text:list>
      <text:p text:style-name="P2"/>
      <text:p text:style-name="P27">Esta característica no aplica.</text:p>
      <text:list xml:id="list359928917" text:continue-numbering="true" text:style-name="Outline">
        <text:list-item>
          <text:list>
            <text:list-item>
              <text:h text:style-name="P20" text:outline-level="2"><text:soft-page-break/>La interfaz gráfica debe ser intuitiva para el usuario.</text:h>
            </text:list-item>
          </text:list>
        </text:list-item>
      </text:list>
      <text:p text:style-name="P2"/>
      <text:p text:style-name="P27">El desempeño de este requerimiento debe ser alto <text:s/>para que la aplicación lleve un tiempo de respuesta aceptable para el usuario, este esta relacionado con todas las partes gráficas, las cuales son pesadas y lentas.</text:p>
      <text:list xml:id="list2091021064" text:continue-numbering="true" text:style-name="Outline">
        <text:list-item>
          <text:list>
            <text:list-item>
              <text:h text:style-name="P20" text:outline-level="2">La instalación de la aplicación debe ser sencilla </text:h>
            </text:list-item>
          </text:list>
        </text:list-item>
      </text:list>
      <text:p text:style-name="P2"/>
      <text:p text:style-name="P25">El desempeño de este requerimiento tiene que ser muy alto, ya que del éxito de este depende el performance de la aplicación</text:p>
      <text:p text:style-name="P2"/>
      <text:p text:style-name="P2"/>
      <text:list xml:id="list835342358" text:continue-numbering="true" text:style-name="Outline">
        <text:list-item>
          <text:h text:style-name="P21" text:outline-level="1">Mantenibilidad</text:h>
        </text:list-item>
      </text:list>
      <text:p text:style-name="P15"/>
      <text:list xml:id="list299334506" text:continue-numbering="true" text:style-name="Outline">
        <text:list-item>
          <text:list>
            <text:list-item>
              <text:h text:style-name="P20" text:outline-level="2">Control de versión del los proyectos realizados con la herramienta</text:h>
            </text:list-item>
          </text:list>
        </text:list-item>
      </text:list>
      <text:p text:style-name="P2"/>
      <text:p text:style-name="P29">La mantenibilidad de este requerimiento <text:s/>esta dada por el controlador de versiones, el cual ira evolucionando y mejorando y como es un componente de la aplicación se podrá hacer sin que influya <text:s/>en toda la aplicación.</text:p>
      <text:p text:style-name="P27"/>
      <text:list xml:id="list2094782532" text:continue-numbering="true" text:style-name="Outline">
        <text:list-item>
          <text:list>
            <text:list-item>
              <text:h text:style-name="P20" text:outline-level="2">Se puede trasladar la aplicación a cualquier sistema operativo</text:h>
            </text:list-item>
          </text:list>
        </text:list-item>
      </text:list>
      <text:p text:style-name="P2"/>
      <text:p text:style-name="P30">La mantenibilidad de este requerimiento esta dada por los herramientas multiplataforma que usa.</text:p>
      <text:list xml:id="list1779542990" text:continue-numbering="true" text:style-name="Outline">
        <text:list-item>
          <text:list>
            <text:list-item>
              <text:h text:style-name="P20" text:outline-level="2">Debe existir Documentación dentro de la aplicación.</text:h>
            </text:list-item>
          </text:list>
        </text:list-item>
      </text:list>
      <text:p text:style-name="P2"/>
      <text:p text:style-name="P25">Por cada nueva funcionalidad de la aplicación se actualizara la documentación proporcionada por la misma aplicación, para evitar inconformidades.</text:p>
      <text:list xml:id="list603742253" text:continue-numbering="true" text:style-name="Outline">
        <text:list-item>
          <text:list>
            <text:list-item>
              <text:h text:style-name="P20" text:outline-level="2">La interfaz gráfica debe ser intuitiva para el usuario.</text:h>
            </text:list-item>
          </text:list>
        </text:list-item>
      </text:list>
      <text:p text:style-name="P2"/>
      <text:p text:style-name="P29">La mantenibilidad de este requerimiento esta relacionada con la mantenibilidad de toda la aplicación, donde en cada versión se mejoraran las características gráficas.</text:p>
      <text:list xml:id="list924875108" text:continue-numbering="true" text:style-name="Outline">
        <text:list-item>
          <text:list>
            <text:list-item>
              <text:h text:style-name="P20" text:outline-level="2">La instalación de la aplicación debe ser sencilla </text:h>
            </text:list-item>
          </text:list>
        </text:list-item>
      </text:list>
      <text:p text:style-name="P2"/>
      <text:p text:style-name="P29">Esta característica no aplica.</text:p>
      <text:p text:style-name="P2"/>
      <text:p text:style-name="P2"/>
      <text:list xml:id="list1825388628" text:continue-numbering="true" text:style-name="Outline">
        <text:list-item>
          <text:h text:style-name="P21" text:outline-level="1">Restricciones de Diseño</text:h>
        </text:list-item>
      </text:list>
      <text:p text:style-name="P15"/>
      <text:list xml:id="list1520665401" text:continue-numbering="true" text:style-name="Outline">
        <text:list-item>
          <text:list>
            <text:list-item>
              <text:h text:style-name="P20" text:outline-level="2"><text:soft-page-break/>Control de versión del los proyectos realizados con la herramienta</text:h>
            </text:list-item>
          </text:list>
        </text:list-item>
      </text:list>
      <text:p text:style-name="P2"/>
      <text:p text:style-name="P29">Las restricciones de diseño para este requerimiento <text:s/>serian una buena definición de una interfaz del componente para que se comunique con el resto de la aplicación.</text:p>
      <text:list xml:id="list477263114" text:continue-numbering="true" text:style-name="Outline">
        <text:list-item>
          <text:list>
            <text:list-item>
              <text:h text:style-name="P20" text:outline-level="2">Se puede trasladar la aplicación a cualquier sistema operativo</text:h>
            </text:list-item>
          </text:list>
        </text:list-item>
      </text:list>
      <text:p text:style-name="P25"/>
      <text:p text:style-name="P25">Las restricciones de diseño no aplican para este requerimiento.</text:p>
      <text:list xml:id="list1460725572" text:continue-numbering="true" text:style-name="Outline">
        <text:list-item>
          <text:list>
            <text:list-item>
              <text:h text:style-name="P20" text:outline-level="2">Debe existir Documentación dentro de la aplicación.</text:h>
            </text:list-item>
          </text:list>
        </text:list-item>
      </text:list>
      <text:p text:style-name="P2"/>
      <text:p text:style-name="P26">Esta característica no aplica.</text:p>
      <text:list xml:id="list1998900776" text:continue-numbering="true" text:style-name="Outline">
        <text:list-item>
          <text:list>
            <text:list-item>
              <text:h text:style-name="P20" text:outline-level="2">La interfaz gráfica debe ser intuitiva para el usuario.</text:h>
            </text:list-item>
          </text:list>
        </text:list-item>
      </text:list>
      <text:p text:style-name="P2"/>
      <text:p text:style-name="P25">Las restricciones del diseño para este requerimiento están sujetas a los componentes de RCP que proporciona Eclipse.</text:p>
      <text:list xml:id="list2057726386" text:continue-numbering="true" text:style-name="Outline">
        <text:list-item>
          <text:list>
            <text:list-item>
              <text:h text:style-name="P20" text:outline-level="2">La instalación de la aplicación debe ser sencilla </text:h>
            </text:list-item>
          </text:list>
        </text:list-item>
      </text:list>
      <text:p text:style-name="P2"/>
      <text:p text:style-name="P26">Esta característica no aplica.</text:p>
      <text:list xml:id="list409046029" text:continue-numbering="true" text:style-name="Outline">
        <text:list-item>
          <text:h text:style-name="P21" text:outline-level="1">Requerimientos de Documentación en Línea y Sistema de Ayuda</text:h>
        </text:list-item>
      </text:list>
      <text:p text:style-name="P15"/>
      <text:p text:style-name="P7">Estos requerimientos están incluidos dentro de los puntos 2 al 7.</text:p>
      <text:list xml:id="list1889585836" text:continue-numbering="true" text:style-name="Outline">
        <text:list-item>
          <text:h text:style-name="P21" text:outline-level="1">Componentes Adquiridos</text:h>
        </text:list-item>
      </text:list>
      <text:p text:style-name="P16"/>
      <text:p text:style-name="P16">Ninguno</text:p>
      <text:list xml:id="list770685203" text:continue-numbering="true" text:style-name="Outline">
        <text:list-item>
          <text:h text:style-name="P21" text:outline-level="1">Interfaces</text:h>
        </text:list-item>
      </text:list>
      <text:p text:style-name="P15"/>
      <text:list xml:id="list1240383527" text:continue-numbering="true" text:style-name="Outline">
        <text:list-item>
          <text:list>
            <text:list-item>
              <text:h text:style-name="P20" text:outline-level="2">Interfaces de Usuario</text:h>
            </text:list-item>
          </text:list>
        </text:list-item>
      </text:list>
      <text:p text:style-name="P15"/>
      <text:p text:style-name="P7">Las interfaces gráficas de usuario serán proporcionadas por el componente gráfico existente dentro de los rich client platform de eclipse, además de la herramienta GMF y GEF con las que se realizara la herramienta CASE.</text:p>
      <text:list xml:id="list1555401285" text:continue-numbering="true" text:style-name="Outline">
        <text:list-item>
          <text:list>
            <text:list-item>
              <text:h text:style-name="P20" text:outline-level="2">Interfaces de Hardware</text:h>
            </text:list-item>
          </text:list>
        </text:list-item>
      </text:list>
      <text:p text:style-name="P16"/>
      <text:p text:style-name="P16">Ninguna</text:p>
      <text:list xml:id="list1779832793" text:continue-numbering="true" text:style-name="Outline">
        <text:list-item>
          <text:list>
            <text:list-item>
              <text:h text:style-name="P20" text:outline-level="2"><text:soft-page-break/>Interfaces de Software</text:h>
            </text:list-item>
          </text:list>
        </text:list-item>
      </text:list>
      <text:p text:style-name="P15"/>
      <text:p text:style-name="P7">Las interfaces entre componentes de la aplicación serán realizadas en el diseño de la misma, para lograr un mínimo acoplamiento entre componentes y así aumentar la mantenibilidad.</text:p>
      <text:list xml:id="list1632256156" text:continue-numbering="true" text:style-name="Outline">
        <text:list-item>
          <text:list>
            <text:list-item>
              <text:h text:style-name="P20" text:outline-level="2">Interfaces de Comunicaciòn</text:h>
            </text:list-item>
          </text:list>
        </text:list-item>
      </text:list>
      <text:p text:style-name="P15"/>
      <text:p text:style-name="P7">Solo existirá una interfaz de comunicación, que sera la interfaz que comunique la aplicación con el controlador de versiones el cual es un sistema completo que trabaja de forma autonoma.</text:p>
      <text:list xml:id="list1661803366" text:continue-numbering="true" text:style-name="Outline">
        <text:list-item>
          <text:h text:style-name="P21" text:outline-level="1">Requerimientos de Licenciamiento</text:h>
        </text:list-item>
      </text:list>
      <text:p text:style-name="P15"/>
      <text:p text:style-name="P7">Las licencias de todo el software que sera usado para la construcción de la aplicación con licencia open source, que no implican ningún gasto.</text:p>
      <text:list xml:id="list1153954909" text:continue-numbering="true" text:style-name="Outline">
        <text:list-item>
          <text:h text:style-name="P21" text:outline-level="1">Notificaciones Legales, Derechos de Autor, <text:s/>y Otras</text:h>
        </text:list-item>
      </text:list>
      <text:p text:style-name="P15"/>
      <text:p text:style-name="P7">Las notificaciones legales de las licencias usadas, tienen la restricción que el software final debe proveer el código fuente como parte de la entrega al usuario.</text:p>
      <text:p text:style-name="P7">Los derechos de autor son atribuidos a Jorge Iván Ramírez Hernández por la construcción de la aplicación.</text:p>
      <text:list xml:id="list509442977" text:continue-numbering="true" text:style-name="Outline">
        <text:list-item>
          <text:h text:style-name="P21" text:outline-level="1">Estándares Aplicables</text:h>
        </text:list-item>
      </text:list>
      <text:p text:style-name="P16">Estandares de la OMG como :</text:p>
      <text:list xml:id="list462271149" text:style-name="L1">
        <text:list-item>
          <text:p text:style-name="P33">xml</text:p>
        </text:list-item>
        <text:list-item>
          <text:p text:style-name="P33">xmi</text:p>
        </text:list-item>
        <text:list-item>
          <text:p text:style-name="P33">mda</text:p>
        </text:list-item>
        <text:list-item>
          <text:p text:style-name="P33">mof</text:p>
        </text:list-item>
      </text:list>
      <text:p text:style-name="P8">Estándares de la metodología OpenUP y RUP para la documentació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Segoe UI" svg:font-family="'Segoe U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language-complex="ar" style:country-complex="SA"/>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3" table:style-name="Tabla3">
          <table:table-column table:style-name="Tabla3.A"/>
          <table:table-column table:style-name="Tabla3.B"/>
          <table:table-row table:style-name="Tabla3.1">
            <table:table-cell table:style-name="Tabla3.A1" office:value-type="string">
              <text:p text:style-name="MP5">Herramienta CASE para la transformación de modelos de lineas de producción mediante MDA</text:p>
            </table:table-cell>
            <table:table-cell table:style-name="Tabla3.B1" office:value-type="string">
              <text:p text:style-name="MP6"><text:s text:c="2"/>Versión: <text:s text:c="10"/>1.0</text:p>
            </table:table-cell>
          </table:table-row>
          <table:table-row table:style-name="Tabla3.1">
            <table:table-cell table:style-name="Tabla3.A1" office:value-type="string">
              <text:p text:style-name="MP5">Especificación de Requerimientos NO Funcionales</text:p>
            </table:table-cell>
            <table:table-cell table:style-name="Tabla3.B1" office:value-type="string">
              <text:p text:style-name="MP5"><text:s text:c="2"/>Fecha: <text:s/>15/09/2009</text:p>
            </table:table-cell>
          </table:table-row>
          <table:table-row table:style-name="Tabla3.1">
            <table:table-cell table:style-name="Tabla3.B1" table:number-columns-spanned="2" office:value-type="string">
              <text:p text:style-name="MP5">Especificacion de requerimientos no funcionales</text:p>
            </table:table-cell>
            <table:covered-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09-15T22:37:35</meta:creation-date>
    <meta:editing-cycles>12</meta:editing-cycles>
    <meta:editing-duration>PT03H21M59S</meta:editing-duration>
    <meta:initial-creator>shinkei gentatsu</meta:initial-creator>
    <dc:date>2009-09-16T01:59:51</dc:date>
    <dc:creator>shinkei gentatsu</dc:creator>
    <meta:generator>OpenOffice.org/3.1$Unix OpenOffice.org_project/310m19$Build-9420</meta:generator>
    <meta:document-statistic meta:table-count="2" meta:image-count="0" meta:object-count="0" meta:page-count="9" meta:paragraph-count="149" meta:word-count="1484" meta:character-count="9467"/>
    <meta:user-defined meta:name="Company">&lt;Nombre de la Empresa&gt;</meta:user-defined>
  </office:meta>
</office:document-meta>
</file>